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994cm" style:rel-column-width="18605*"/>
    </style:style>
    <style:style style:name="Table1.B" style:family="table-column">
      <style:table-column-properties style:column-width="7.211cm" style:rel-column-width="26865*"/>
    </style:style>
    <style:style style:name="Table1.C" style:family="table-column">
      <style:table-column-properties style:column-width="5.385cm" style:rel-column-width="20065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Ubuntu Mono" fo:background-color="transparent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officeooo:rsid="001f750c" officeooo:paragraph-rsid="001f750c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1c1a1f" officeooo:paragraph-rsid="001c1a1f"/>
    </style:style>
    <style:style style:name="P4" style:family="paragraph" style:parent-style-name="Table_20_Contents">
      <style:text-properties officeooo:rsid="001cf62a" officeooo:paragraph-rsid="001cf62a"/>
    </style:style>
    <style:style style:name="P5" style:family="paragraph" style:parent-style-name="Table_20_Contents">
      <style:paragraph-properties fo:text-align="center" style:justify-single-word="false"/>
      <style:text-properties fo:color="#ffffff" fo:font-style="italic" fo:font-weight="bold" officeooo:rsid="001c1a1f" officeooo:paragraph-rsid="001c1a1f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rsid="001c1a1f" officeooo:paragraph-rsid="001c1a1f" style:font-weight-asian="bold" style:font-weight-complex="bold"/>
    </style:style>
    <style:style style:name="P7" style:family="paragraph" style:parent-style-name="Standard" style:list-style-name="L1">
      <style:text-properties officeooo:rsid="001f0255" officeooo:paragraph-rsid="001f0255"/>
    </style:style>
    <style:style style:name="P8" style:family="paragraph" style:parent-style-name="Text_20_body">
      <style:text-properties officeooo:rsid="0022c56d" officeooo:paragraph-rsid="0022c56d"/>
    </style:style>
    <style:style style:name="T1" style:family="text">
      <style:text-properties fo:color="#000000"/>
    </style:style>
    <style:style style:name="T2" style:family="text">
      <style:text-properties fo:color="#000000" officeooo:rsid="001c1a1f"/>
    </style:style>
    <style:style style:name="T3" style:family="text">
      <style:text-properties officeooo:rsid="001cf62a"/>
    </style:style>
    <style:style style:name="T4" style:family="text">
      <style:text-properties officeooo:rsid="001e56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meiros Testes com os Sensores</text:p>
      <text:p text:style-name="Text_20_body"/>
      <text:p text:style-name="P8">Resultados de 15 leituras feitas com cada modo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SensorManager</text:p>
          </table:table-cell>
          <table:table-cell table:style-name="Table1.A1" office:value-type="string">
            <text:p text:style-name="P6">Número de leituras <text:span text:style-name="T3">por Segundo</text:span></text:p>
          </table:table-cell>
          <table:table-cell table:style-name="Table1.C1" office:value-type="string">
            <text:p text:style-name="P6">Tamanho do Arquivo</text:p>
          </table:table-cell>
        </table:table-row>
        <table:table-row>
          <table:table-cell table:style-name="Table1.A5" office:value-type="string">
            <text:p text:style-name="P1"><text:span text:style-name="T1">SENSOR_DELAY_</text:span><text:span text:style-name="T2">NORMAL</text:span></text:p>
          </table:table-cell>
          <table:table-cell table:style-name="Table1.B5" office:value-type="string">
            <text:p text:style-name="P4">5</text:p>
          </table:table-cell>
          <table:table-cell table:style-name="Table1.C5" office:value-type="string">
            <text:p text:style-name="P3">812 – 831 | <text:s text:c="2"/>~826B</text:p>
          </table:table-cell>
        </table:table-row>
        <table:table-row>
          <table:table-cell table:style-name="Table1.A5" office:value-type="string">
            <text:p text:style-name="P1">SENSOR_DELAY_UI</text:p>
          </table:table-cell>
          <table:table-cell table:style-name="Table1.B5" office:value-type="string">
            <text:p text:style-name="P4">14 – 15</text:p>
          </table:table-cell>
          <table:table-cell table:style-name="Table1.C5" office:value-type="string">
            <text:p text:style-name="P3">2.2 – 2.4 <text:s text:c="2"/>| <text:s text:c="2"/>~2.3<text:span text:style-name="T3">00</text:span>B</text:p>
          </table:table-cell>
        </table:table-row>
        <table:table-row>
          <table:table-cell table:style-name="Table1.A5" office:value-type="string">
            <text:p text:style-name="P1"><text:span text:style-name="T1">SENSOR_DELAY_</text:span><text:span text:style-name="T2">GAME</text:span></text:p>
          </table:table-cell>
          <table:table-cell table:style-name="Table1.B5" office:value-type="string">
            <text:p text:style-name="P4">24A e 47G – 26A e 52G </text:p>
          </table:table-cell>
          <table:table-cell table:style-name="Table1.C5" office:value-type="string">
            <text:p text:style-name="P3">5.7 – 6.1 <text:s text:c="2"/>| <text:s text:c="2"/>~5.9<text:span text:style-name="T3">00</text:span>B</text:p>
          </table:table-cell>
        </table:table-row>
        <table:table-row>
          <table:table-cell table:style-name="Table1.A5" office:value-type="string">
            <text:p text:style-name="P1"><text:span text:style-name="T1">SENSOR_DELAY_</text:span><text:span text:style-name="T2">FASTEST</text:span></text:p>
          </table:table-cell>
          <table:table-cell table:style-name="Table1.B5" office:value-type="string">
            <text:p text:style-name="P4">23A e 46G – <text:span text:style-name="T4">26A <text:s/>e 51G</text:span></text:p>
          </table:table-cell>
          <table:table-cell table:style-name="Table1.C5" office:value-type="string">
            <text:p text:style-name="P3">5.5 – 6.2 <text:s text:c="2"/>| <text:s text:c="2"/>~5.9<text:span text:style-name="T3">00</text:span>B</text:p>
          </table:table-cell>
        </table:table-row>
      </table:table>
      <text:p text:style-name="Standard"/>
      <text:list xml:id="list6392119977096244177" text:style-name="L1">
        <text:list-item>
          <text:p text:style-name="P7">O modo GAME resultou em uma proporção maior (aproximadamente o dobro) de valores lidos pelo Giroscópio.</text:p>
        </text:list-item>
        <text:list-item>
          <text:p text:style-name="P7">O modo FASTEST assume o modo com mais leituras por segundo possível, que nos últimos testes foram o modo GAME, porém em testes anteriores ele caiu para UI.</text:p>
        </text:list-item>
        <text:list-item>
          <text:p text:style-name="P7">Testes feitos com mais de 1 segundo resultam na permanência da proporçã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01-29T18:17:37.124226816</meta:creation-date>
    <dc:date>2016-01-30T17:49:05.068393232</dc:date>
    <dc:creator>root </dc:creator>
    <meta:editing-duration>PT2H31M29S</meta:editing-duration>
    <meta:editing-cycles>3</meta:editing-cycles>
    <meta:generator>LibreOffice/5.0.2.2$Linux_X86_64 LibreOffice_project/00m0$Build-2</meta:generator>
    <meta:document-statistic meta:table-count="1" meta:image-count="0" meta:object-count="0" meta:page-count="1" meta:paragraph-count="20" meta:word-count="116" meta:character-count="685" meta:non-whitespace-character-count="569"/>
  </office:meta>
</office:document-meta>
</file>